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20a" officeooo:paragraph-rsid="001e320a"/>
    </style:style>
    <style:style style:name="P2" style:family="paragraph" style:parent-style-name="Standard">
      <style:text-properties officeooo:rsid="001e320a" officeooo:paragraph-rsid="002012af"/>
    </style:style>
    <style:style style:name="T1" style:family="text">
      <style:text-properties officeooo:rsid="002012af"/>
    </style:style>
    <style:style style:name="T2" style:family="text">
      <style:text-properties officeooo:rsid="0020a1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ndle install error</text:p>
      <text:p text:style-name="P1"/>
      <text:p text:style-name="P1">An error occurred while installing pg (0.17.1), and Bundler cannot continue.</text:p>
      <text:p text:style-name="P1">Make sure that `gem install pg -v '0.17.1'` succeeds before bundling.</text:p>
      <text:p text:style-name="P1"/>
      <text:p text:style-name="P1"/>
      <text:p text:style-name="P1">install-&gt; sudo apt-get install libpq-dev</text:p>
      <text:p text:style-name="P1">bundle install</text:p>
      <text:p text:style-name="P1"/>
      <text:p text:style-name="P1">Error</text:p>
      <text:p text:style-name="P1"><text:s text:c="2"/>An error occurred while installing rmagick (2.13.2), and Bundler cannot continue.</text:p>
      <text:p text:style-name="P1">Make sure that `gem install rmagick -v '2.13.2'` succeeds before bundling</text:p>
      <text:p text:style-name="P1"/>
      <text:p text:style-name="P1"/>
      <text:p text:style-name="P1">install-&gt;sudo apt-get install libmagickcore-dev libmagickwand-dev</text:p>
      <text:p text:style-name="P1"/>
      <text:p text:style-name="P2"><text:span text:style-name="T2">gem install</text:span> rmagick <text:span text:style-name="T1">-v '2.13.2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1:03:30.557927073</meta:creation-date>
    <dc:date>2014-06-05T11:11:32.753091479</dc:date>
    <meta:editing-duration>PT3M6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0" meta:word-count="65" meta:character-count="479" meta:non-whitespace-character-count="419"/>
  </office:meta>
</office:document-meta>
</file>